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f9a7" officeooo:paragraph-rsid="0009f9a7"/>
    </style:style>
    <style:style style:name="P2" style:family="paragraph" style:parent-style-name="Standard">
      <style:text-properties officeooo:rsid="0009f9a7" officeooo:paragraph-rsid="000a91ee"/>
    </style:style>
    <style:style style:name="T1" style:family="text">
      <style:text-properties officeooo:rsid="000a602c"/>
    </style:style>
    <style:style style:name="T2" style:family="text">
      <style:text-properties officeooo:rsid="000a9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disk management:</text:p>
      <text:p text:style-name="P1">instrukcje do wykonania:</text:p>
      <text:p text:style-name="P1"/>
      <text:p text:style-name="P1">Usunąć rzeczy które są niepotrzebne z projektu. <text:span text:style-name="T1">Odpalić i upewnić się że wszystko działa.</text:span></text:p>
      <text:p text:style-name="P1"/>
      <text:p text:style-name="P1">Pobawić się i kilka rodzajów ramek popróbować i powizualizować.</text:p>
      <text:p text:style-name="P1"/>
      <text:p text:style-name="P1">Umieścić obrazek i zrobić tak by wysokość miała określoną liczbę pikseli.</text:p>
      <text:p text:style-name="P1"/>
      <text:p text:style-name="P2"><text:span text:style-name="T2">Zrobić szkielet layoutów. Przetestować dla różnych backgroundów. </text:span>Powstawiać kolejne kontenery w odpowiednim layoucie. <text:span text:style-name="T2">Pierwszy wiersz zawiera details, price, trash, progress_bar, i button</text:span></text:p>
      <text:p text:style-name="P2"/>
      <text:p text:style-name="P2"><text:span text:style-name="T2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13:20.327695073</meta:creation-date>
    <dc:date>2020-04-21T11:29:32.236399699</dc:date>
    <meta:editing-duration>PT6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2" meta:character-count="459" meta:non-whitespace-character-count="402"/>
  </office:meta>
</office:document-meta>
</file>